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.418cm" fo:margin-left="0.198cm" fo:margin-top="0cm" fo:margin-bottom="0cm" table:align="left" style:writing-mode="lr-tb"/>
    </style:style>
    <style:style style:name="Tabela1.A" style:family="table-column">
      <style:table-column-properties style:column-width="8.708cm"/>
    </style:style>
    <style:style style:name="Tabela1.B" style:family="table-column">
      <style:table-column-properties style:column-width="8.71cm"/>
    </style:style>
    <style:style style:name="Tabela1.1" style:family="table-row">
      <style:table-row-properties style:min-row-height="0.388cm" fo:keep-together="auto"/>
    </style:style>
    <style:style style:name="Tabela1.A1" style:family="table-cell">
      <style:table-cell-properties fo:background-color="#d7d7d7" fo:padding="0cm" fo:border-left="none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501cm" fo:keep-together="auto"/>
    </style:style>
    <style:style style:name="Tabela1.A2" style:family="table-cell">
      <style:table-cell-properties fo:padding="0cm" fo:border="0.5pt solid #000000"/>
    </style:style>
    <style:style style:name="Tabela1.3" style:family="table-row">
      <style:table-row-properties style:min-row-height="0.385cm" fo:keep-together="auto"/>
    </style:style>
    <style:style style:name="Tabela1.A3" style:family="table-cell">
      <style:table-cell-properties fo:padding="0cm" fo:border="0.5pt solid #000000"/>
    </style:style>
    <style:style style:name="Tabela1.A4" style:family="table-cell">
      <style:table-cell-properties fo:padding="0cm" fo:border="0.5pt solid #000000"/>
    </style:style>
    <style:style style:name="Tabela1.5" style:family="table-row">
      <style:table-row-properties style:min-row-height="0.499cm" fo:keep-together="auto"/>
    </style:style>
    <style:style style:name="Tabela1.A5" style:family="table-cell">
      <style:table-cell-properties fo:padding="0cm" fo:border="0.5pt solid #000000"/>
    </style:style>
    <style:style style:name="Tabela1.B5" style:family="table-cell">
      <style:table-cell-properties fo:padding="0cm" fo:border="0.5pt solid #000000"/>
    </style:style>
    <style:style style:name="Tabela1.A6" style:family="table-cell">
      <style:table-cell-properties fo:padding="0cm" fo:border="0.5pt solid #000000"/>
    </style:style>
    <style:style style:name="Tabela1.A7" style:family="table-cell">
      <style:table-cell-properties fo:padding="0cm" fo:border="0.5pt solid #000000"/>
    </style:style>
    <style:style style:name="P1" style:family="paragraph" style:parent-style-name="Text_20_body"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10pt" officeooo:rsid="0021834a" officeooo:paragraph-rsid="0021834a" style:font-size-asian="10pt"/>
    </style:style>
    <style:style style:name="P5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.452cm" fo:margin-top="0.176cm" fo:margin-bottom="0cm" loext:contextual-spacing="false" fo:text-align="end" style:justify-single-word="false" fo:text-indent="0cm" style:auto-text-indent="false"/>
    </style:style>
    <style:style style:name="P7" style:family="paragraph" style:parent-style-name="Table_20_Paragraph">
      <style:paragraph-properties fo:margin-left="0.198cm" fo:margin-right="0cm" fo:margin-top="0.005cm" fo:margin-bottom="0cm" loext:contextual-spacing="false" fo:line-height="0.349cm" fo:text-indent="0cm" style:auto-text-indent="false"/>
    </style:style>
    <style:style style:name="P8" style:family="paragraph" style:parent-style-name="Table_20_Paragraph">
      <style:paragraph-properties fo:margin-top="0cm" fo:margin-bottom="0cm" loext:contextual-spacing="false" fo:line-height="0.351cm">
        <style:tab-stops>
          <style:tab-stop style:position="8.737cm"/>
        </style:tab-stops>
      </style:paragraph-properties>
    </style:style>
    <style:style style:name="P9" style:family="paragraph" style:parent-style-name="Table_20_Paragraph">
      <style:paragraph-properties fo:margin-top="0.055cm" fo:margin-bottom="0cm" loext:contextual-spacing="false"/>
    </style:style>
    <style:style style:name="P10" style:family="paragraph" style:parent-style-name="Table_20_Paragraph">
      <style:paragraph-properties fo:margin-top="0.025cm" fo:margin-bottom="0cm" loext:contextual-spacing="false"/>
    </style:style>
    <style:style style:name="P11" style:family="paragraph" style:parent-style-name="Text_20_body">
      <style:paragraph-properties fo:margin-top="0.002cm" fo:margin-bottom="0.002cm" loext:contextual-spacing="false"/>
      <style:text-properties fo:font-size="14pt" style:font-size-asian="14pt"/>
    </style:style>
    <style:style style:name="P12" style:family="paragraph" style:parent-style-name="Text_20_body">
      <style:paragraph-properties fo:margin-top="0.011cm" fo:margin-bottom="0cm" loext:contextual-spacing="false"/>
      <style:text-properties fo:font-size="12pt" style:font-size-asian="12pt"/>
    </style:style>
    <style:style style:name="P13" style:family="paragraph" style:parent-style-name="Text_20_body">
      <style:paragraph-properties fo:margin-top="0.018cm" fo:margin-bottom="0cm" loext:contextual-spacing="false"/>
      <style:text-properties fo:font-size="12.5pt" style:font-size-asian="12.5pt"/>
    </style:style>
    <style:style style:name="P14" style:family="paragraph" style:parent-style-name="Text_20_body">
      <style:paragraph-properties fo:margin-top="0.002cm" fo:margin-bottom="0cm" loext:contextual-spacing="false"/>
      <style:text-properties fo:font-size="8pt" style:font-size-asian="8pt"/>
    </style:style>
    <style:style style:name="P15" style:family="paragraph" style:parent-style-name="Text_20_body">
      <style:paragraph-properties fo:margin-top="0.002cm" fo:margin-bottom="0cm" loext:contextual-spacing="false"/>
      <style:text-properties fo:font-size="8.5pt" fo:font-weight="normal" style:font-size-asian="8.5pt" style:font-weight-asian="normal"/>
    </style:style>
    <style:style style:name="P16" style:family="paragraph" style:parent-style-name="Text_20_body">
      <style:paragraph-properties fo:margin-left="7.571cm" fo:margin-right="7.849cm" fo:line-height="0.353cm" fo:text-align="center" style:justify-single-word="false" fo:text-indent="0cm" style:auto-text-indent="false"/>
    </style:style>
    <style:style style:name="P17" style:family="paragraph" style:parent-style-name="Text_20_body" style:master-page-name="Standard">
      <style:paragraph-properties fo:margin-left="4.775cm" fo:margin-right="5.055cm" fo:margin-top="0.141cm" fo:margin-bottom="0cm" loext:contextual-spacing="false" fo:text-align="center" style:justify-single-word="false" fo:text-indent="0cm" style:auto-text-indent="false" style:page-number="auto"/>
    </style:style>
    <style:style style:name="P18" style:family="paragraph" style:parent-style-name="Text_20_body" style:master-page-name="Converted1">
      <style:paragraph-properties fo:margin-left="0.168cm" fo:margin-right="0cm" fo:text-indent="0cm" style:auto-text-indent="false" style:page-number="auto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d6d6d6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6d6d6"/>
      <style:paragraph-properties fo:text-align="start" style:writing-mode="lr-tb"/>
    </style:style>
    <style:style style:name="P25" style:family="paragraph">
      <loext:graphic-properties draw:fill="solid" draw:fill-color="#d6d6d6"/>
      <style:paragraph-properties fo:text-align="center" style:writing-mode="lr-tb"/>
    </style:style>
    <style:style style:name="T1" style:family="text">
      <style:text-properties style:font-name="Arial" fo:font-size="8pt" fo:letter-spacing="-0.005cm" fo:font-weight="bold" style:font-size-asian="8pt" style:font-weight-asian="bold"/>
    </style:style>
    <style:style style:name="T2" style:family="text">
      <style:text-properties style:font-name="Arial" fo:font-size="8pt" fo:font-weight="bold" style:font-size-asian="8pt" style:font-weight-asian="bold"/>
    </style:style>
    <style:style style:name="T3" style:family="text">
      <style:text-properties style:font-name="Arial MT" fo:font-size="8pt" style:font-size-asian="8pt"/>
    </style:style>
    <style:style style:name="T4" style:family="text">
      <style:text-properties fo:letter-spacing="-0.007cm"/>
    </style:style>
    <style:style style:name="T5" style:family="text">
      <style:text-properties fo:letter-spacing="-0.005cm"/>
    </style:style>
    <style:style style:name="T6" style:family="text">
      <style:text-properties fo:letter-spacing="-0.004cm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font-size="9pt" fo:font-weight="bold" officeooo:rsid="001f9b6d" style:font-size-asian="9pt" style:font-weight-asian="bold"/>
    </style:style>
    <style:style style:name="T9" style:family="text">
      <style:text-properties fo:font-size="9pt" fo:font-weight="bold" officeooo:rsid="0021834a" style:font-size-asian="9pt" style:font-weight-asian="bold"/>
    </style:style>
    <style:style style:name="T10" style:family="text">
      <style:text-properties fo:font-size="9pt" fo:font-weight="bold" officeooo:rsid="0024f997" style:font-size-asian="9pt" style:font-weight-asian="bold"/>
    </style:style>
    <style:style style:name="T11" style:family="text">
      <style:text-properties fo:font-size="9pt" fo:font-weight="bold" officeooo:rsid="0026187b" style:font-size-asian="9pt" style:font-weight-asian="bold"/>
    </style:style>
    <style:style style:name="T12" style:family="text">
      <style:text-properties fo:font-size="9pt" fo:font-weight="bold" officeooo:rsid="0029474f" style:font-size-asian="9pt" style:font-weight-asian="bold"/>
    </style:style>
    <style:style style:name="T13" style:family="text">
      <style:text-properties fo:font-size="9pt" fo:letter-spacing="-0.005cm" fo:font-weight="bold" style:font-size-asian="9pt" style:font-weight-asian="bold"/>
    </style:style>
    <style:style style:name="T14" style:family="text">
      <style:text-properties fo:font-size="9pt" fo:letter-spacing="-0.005cm" style:font-size-asian="9pt"/>
    </style:style>
    <style:style style:name="T15" style:family="text">
      <style:text-properties fo:font-size="9pt" fo:letter-spacing="-0.005cm" officeooo:rsid="00242adb" style:font-size-asian="9pt"/>
    </style:style>
    <style:style style:name="T16" style:family="text">
      <style:text-properties fo:font-size="9pt" fo:letter-spacing="-0.005cm" officeooo:rsid="0026187b" style:font-size-asian="9pt"/>
    </style:style>
    <style:style style:name="T17" style:family="text">
      <style:text-properties fo:font-size="9pt" fo:letter-spacing="-0.004cm" fo:font-weight="bold" style:font-size-asian="9pt" style:font-weight-asian="bold"/>
    </style:style>
    <style:style style:name="T18" style:family="text">
      <style:text-properties fo:font-size="9pt" fo:letter-spacing="-0.004cm" style:font-size-asian="9pt"/>
    </style:style>
    <style:style style:name="T19" style:family="text">
      <style:text-properties fo:font-size="9pt" fo:letter-spacing="-0.007cm" fo:font-weight="bold" style:font-size-asian="9pt" style:font-weight-asian="bold"/>
    </style:style>
    <style:style style:name="T20" style:family="text">
      <style:text-properties fo:font-size="9pt" fo:letter-spacing="-0.009cm" fo:font-weight="bold" style:font-size-asian="9pt" style:font-weight-asian="bold"/>
    </style:style>
    <style:style style:name="T21" style:family="text">
      <style:text-properties fo:font-size="9pt" fo:letter-spacing="0.104cm" fo:font-weight="bold" style:font-size-asian="9pt" style:font-weight-asian="bold"/>
    </style:style>
    <style:style style:name="T22" style:family="text">
      <style:text-properties fo:font-size="9pt" fo:letter-spacing="0.104cm" fo:font-weight="bold" officeooo:rsid="0021834a" style:font-size-asian="9pt" style:font-weight-asian="bold"/>
    </style:style>
    <style:style style:name="T23" style:family="text">
      <style:text-properties fo:font-size="9pt" fo:letter-spacing="0.099cm" fo:font-weight="bold" style:font-size-asian="9pt" style:font-weight-asian="bold"/>
    </style:style>
    <style:style style:name="T24" style:family="text">
      <style:text-properties fo:font-size="9pt" fo:letter-spacing="-0.012cm" fo:font-weight="bold" style:font-size-asian="9pt" style:font-weight-asian="bold"/>
    </style:style>
    <style:style style:name="T25" style:family="text">
      <style:text-properties fo:font-size="9pt" style:font-size-asian="9pt"/>
    </style:style>
    <style:style style:name="T26" style:family="text">
      <style:text-properties fo:font-size="9pt" officeooo:rsid="00242adb" style:font-size-asian="9pt"/>
    </style:style>
    <style:style style:name="T27" style:family="text">
      <style:text-properties fo:font-size="9pt" fo:letter-spacing="-0.002cm" style:font-size-asian="9pt"/>
    </style:style>
    <style:style style:name="T28" style:family="text">
      <style:text-properties fo:font-size="9pt" fo:letter-spacing="-0.002cm" officeooo:rsid="00242adb" style:font-size-asian="9pt"/>
    </style:style>
    <style:style style:name="T29" style:family="text">
      <style:text-properties fo:font-size="9pt" fo:font-weight="bold"/>
    </style:style>
    <style:style style:name="T30" style:family="text">
      <style:text-properties fo:font-size="9pt"/>
    </style:style>
    <style:style style:name="T31" style:family="text">
      <style:text-properties fo:font-size="9pt" fo:letter-spacing="-0.062cm"/>
    </style:style>
    <style:style style:name="T32" style:family="text">
      <style:text-properties fo:font-size="9pt" fo:letter-spacing="-0.002cm"/>
    </style:style>
    <style:style style:name="T33" style:family="text">
      <style:text-properties fo:font-size="9pt" fo:letter-spacing="-0.003cm"/>
    </style:style>
    <style:style style:name="T34" style:family="text">
      <style:text-properties fo:font-size="9pt" fo:letter-spacing="0.001cm"/>
    </style:style>
    <style:style style:name="T35" style:family="text">
      <style:text-properties fo:font-size="9pt" fo:letter-spacing="-0.001cm"/>
    </style:style>
    <style:style style:name="T36" style:family="text">
      <style:text-properties fo:font-size="9pt" fo:letter-spacing="-0.005cm"/>
    </style:style>
    <style:style style:name="T37" style:family="text">
      <style:text-properties fo:font-size="9pt" fo:letter-spacing="0.005cm" fo:font-weight="bold"/>
    </style:style>
    <style:style style:name="T38" style:family="text">
      <style:text-properties fo:font-size="9pt" fo:letter-spacing="0.004cm" fo:font-weight="bold"/>
    </style:style>
    <style:style style:name="T39" style:family="text">
      <style:text-properties fo:font-size="9pt" fo:letter-spacing="0.004cm"/>
    </style:style>
    <style:style style:name="T40" style:family="text">
      <style:text-properties fo:font-size="9pt" fo:letter-spacing="0.006cm"/>
    </style:style>
    <style:style style:name="T41" style:family="text">
      <style:text-properties fo:font-size="9pt" fo:letter-spacing="-0.06cm"/>
    </style:style>
    <style:style style:name="T42" style:family="text">
      <style:text-properties fo:font-size="9pt" fo:letter-spacing="-0.004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d6d6d6" draw:textarea-horizontal-align="center" draw:textarea-vertical-align="top" draw:auto-grow-height="false" style:run-through="background"/>
    </style:style>
    <style:style style:name="gr7" style:family="graphic">
      <style:graphic-properties draw:stroke="solid" svg:stroke-width="0.018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style:run-through="background"/>
    </style:style>
    <style:style style:name="gr8" style:family="graphic">
      <style:graphic-properties draw:stroke="none" svg:stroke-width="0cm" draw:fill="solid" draw:fill-color="#d6d6d6" draw:textarea-vertical-align="top" draw:auto-grow-height="false" fo:min-height="0.776cm" fo:min-width="17.388cm" fo:padding-top="0cm" fo:padding-bottom="0cm" fo:padding-left="0cm" fo:padding-right="0cm" style:run-through="background"/>
      <style:paragraph-properties style:writing-mode="lr-tb"/>
    </style:style>
    <style:style style:name="gr9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solid" draw:fill-color="#d6d6d6" draw:textarea-vertical-align="top" draw:auto-grow-height="false" fo:min-height="1.372cm" fo:min-width="17.373cm" fo:padding-top="0cm" fo:padding-bottom="0cm" fo:padding-left="0cm" fo:padding-right="0cm" style:run-through="background"/>
      <style:paragraph-properties style:writing-mode="lr-tb"/>
    </style:style>
    <style:style style:name="gr11" style:family="graphic">
      <style:graphic-properties draw:stroke="none" svg:stroke-width="0cm" draw:fill="solid" draw:fill-color="#d6d6d6" draw:textarea-vertical-align="top" draw:auto-grow-height="false" fo:min-height="0.988cm" fo:min-width="17.373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solid" svg:stroke-width="0.019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RELATÓRIO<text:span text:style-name="T4"> </text:span>DE<text:span text:style-name="T5"> </text:span>ATIVIDADES<text:span text:style-name="T6"> </text:span>DA<text:span text:style-name="T5"> </text:span>MONITORIA</text:p>
        <text:p text:style-name="P3"/>
        <text:p text:style-name="P1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table:number-columns-spanned="2" office:value-type="string">
              <text:p text:style-name="P7"><text:span text:style-name="T7">1.</text:span><text:span text:style-name="T13"> </text:span><text:span text:style-name="T7">DADOS</text:span><text:span text:style-name="T17"> </text:span><text:span text:style-name="T7">DA MONITORIA</text:span></text:p>
            </table:table-cell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P9"><text:span text:style-name="T7">Nome</text:span><text:span text:style-name="T19"> </text:span><text:span text:style-name="T7">do(a)</text:span><text:span text:style-name="T19"> </text:span><text:span text:style-name="T7">Monitor(a): </text:span><text:span text:style-name="T8">Anderson de Souza Filho</text:span></text:p>
            </table:table-cell>
            <table:covered-table-cell/>
          </table:table-row>
          <table:table-row table:style-name="Tabela1.3">
            <table:table-cell table:style-name="Tabela1.A3" table:number-columns-spanned="2" office:value-type="string">
              <text:p text:style-name="P8"><text:span text:style-name="T7">CPF: </text:span><text:span text:style-name="T8">10</text:span><text:span text:style-name="T9">3.068.966-05</text:span><text:span text:style-name="T7"><text:tab/>Matrícula: </text:span><text:span text:style-name="T12">12011ECP032</text:span></text:p>
            </table:table-cell>
            <table:covered-table-cell/>
          </table:table-row>
          <table:table-row table:style-name="Tabela1.2">
            <table:table-cell table:style-name="Tabela1.A4" table:number-columns-spanned="2" office:value-type="string">
              <text:p text:style-name="P10"><text:span text:style-name="T7">Disciplina</text:span><text:span text:style-name="T20"> </text:span><text:span text:style-name="T7">que</text:span><text:span text:style-name="T13"> </text:span><text:span text:style-name="T7">foi</text:span><text:span text:style-name="T20"> </text:span><text:span text:style-name="T7">realizada</text:span><text:span text:style-name="T19"> </text:span><text:span text:style-name="T7">a</text:span><text:span text:style-name="T19"> </text:span><text:span text:style-name="T7">monitoria: </text:span><text:span text:style-name="T11">Programação script</text:span></text:p>
            </table:table-cell>
            <table:covered-table-cell/>
          </table:table-row>
          <table:table-row table:style-name="Tabela1.5">
            <table:table-cell table:style-name="Tabela1.A5" office:value-type="string">
              <text:p text:style-name="Table_20_Paragraph"><text:span text:style-name="T7">Data</text:span><text:span text:style-name="T19"> </text:span><text:span text:style-name="T7">de</text:span><text:span text:style-name="T17"> </text:span><text:span text:style-name="T7">início: </text:span><text:span text:style-name="T9">26/0</text:span><text:span text:style-name="T11">1</text:span><text:span text:style-name="T9">/2024</text:span></text:p>
            </table:table-cell>
            <table:table-cell table:style-name="Tabela1.B5" office:value-type="string">
              <text:p text:style-name="Table_20_Paragraph"><text:span text:style-name="T7">Data</text:span><text:span text:style-name="T13"> </text:span><text:span text:style-name="T7">de</text:span><text:span text:style-name="T13"> </text:span><text:span text:style-name="T7">término:</text:span><text:span text:style-name="T11">15</text:span><text:span text:style-name="T9">/04/2024</text:span></text:p>
            </table:table-cell>
          </table:table-row>
          <table:table-row table:style-name="Tabela1.2">
            <table:table-cell table:style-name="Tabela1.A6" table:number-columns-spanned="2" office:value-type="string">
              <text:p text:style-name="P10"><text:span text:style-name="T7">Monitoria:</text:span><text:span text:style-name="T17"> </text:span><text:span text:style-name="T7">(</text:span><text:span text:style-name="T17"> </text:span><text:span text:style-name="T7">)</text:span><text:span text:style-name="T13"> </text:span><text:span text:style-name="T7">Remunerada</text:span><text:span text:style-name="T21"> </text:span><text:span text:style-name="T7">ou</text:span><text:span text:style-name="T23"> </text:span><text:span text:style-name="T7">( </text:span><text:span text:style-name="T22">X</text:span><text:span text:style-name="T7">)</text:span><text:span text:style-name="T13"> </text:span><text:span text:style-name="T7">Não</text:span><text:span text:style-name="T13"> </text:span><text:span text:style-name="T7">Remunerada</text:span></text:p>
            </table:table-cell>
            <table:covered-table-cell/>
          </table:table-row>
          <table:table-row table:style-name="Tabela1.2">
            <table:table-cell table:style-name="Tabela1.A7" table:number-columns-spanned="2" office:value-type="string">
              <text:p text:style-name="Table_20_Paragraph"><text:span text:style-name="T7">Professor(a)</text:span><text:span text:style-name="T24"> </text:span><text:span text:style-name="T7">Orientador(a)</text:span><text:span text:style-name="T20"> </text:span><text:span text:style-name="T7">da</text:span><text:span text:style-name="T20"> </text:span><text:span text:style-name="T7">Monitoria:</text:span><text:span text:style-name="T9"> Pedro Carneiro Cunha</text:span></text:p>
            </table:table-cell>
            <table:covered-table-cell/>
          </table:table-row>
        </table:table>
        <text:p text:style-name="P12"><draw:g text:anchor-type="char" draw:z-index="3" draw:name="Forma3" draw:style-name="gr9"><draw:rect draw:style-name="gr6" draw:text-style-name="P25" svg:width="17.382cm" svg:height="0.992cm" svg:x="1.91cm" svg:y="0.594cm"><text:p/></draw:rect><draw:path draw:style-name="gr7" draw:text-style-name="P22" svg:width="17.389cm" svg:height="5.412cm" svg:x="1.905cm" svg:y="1.583cm" svg:viewBox="0 0 17390 5413" svg:d="M0 9h17390M0 5404h17390M9 0v5413M17381 18v5395"><text:p/></draw:path><draw:custom-shape draw:style-name="gr11" draw:text-style-name="P24" svg:width="17.373cm" svg:height="0.989cm" svg:x="1.914cm" svg:y="0.594cm"><text:p text:style-name="P23"><text:span text:style-name="T29">2.</text:span><text:span text:style-name="T37"> </text:span><text:span text:style-name="T29">APRESENTAÇÃO</text:span><text:span text:style-name="T38"> </text:span><text:span text:style-name="T30">(Neste</text:span><text:span text:style-name="T39"> </text:span><text:span text:style-name="T30">campo,</text:span><text:span text:style-name="T40"> </text:span><text:span text:style-name="T30">o(a)</text:span><text:span text:style-name="T39"> </text:span><text:span text:style-name="T30">monitor(a)</text:span><text:span text:style-name="T40"> </text:span><text:span text:style-name="T30">deverá</text:span><text:span text:style-name="T40"> </text:span><text:span text:style-name="T30">descrever</text:span><text:span text:style-name="T40"> </text:span><text:span text:style-name="T30">a</text:span><text:span text:style-name="T40"> </text:span><text:span text:style-name="T30">importância</text:span><text:span text:style-name="T40"> </text:span><text:span text:style-name="T30">da</text:span><text:span text:style-name="T40"> </text:span><text:span text:style-name="T30">monitoria</text:span><text:span text:style-name="T39"> </text:span><text:span text:style-name="T30">para</text:span><text:span text:style-name="T39"> </text:span><text:span text:style-name="T30">a</text:span><text:span text:style-name="T41"> </text:span></text:p><text:p text:style-name="P23"><text:span text:style-name="T30">disciplina,</text:span><text:span text:style-name="T35"> </text:span><text:span text:style-name="T30">bem</text:span><text:span text:style-name="T42"> </text:span><text:span text:style-name="T30">como os</text:span><text:span text:style-name="T33"> </text:span><text:span text:style-name="T30">objetivos</text:span><text:span text:style-name="T32"> </text:span><text:span text:style-name="T30">propostos</text:span><text:span text:style-name="T32"> </text:span><text:span text:style-name="T30">e</text:span><text:span text:style-name="T32"> </text:span><text:span text:style-name="T30">as</text:span><text:span text:style-name="T34"> </text:span><text:span text:style-name="T30">atividades</text:span><text:span text:style-name="T42"> </text:span><text:span text:style-name="T30">previstas.)</text:span></text:p><draw:enhanced-geometry draw:type="0"/></draw:custom-shape></draw:g></text:p>
        <text:p text:style-name="P4"><draw:frame text:anchor-type="paragraph" draw:z-index="8" draw:name="Forma6" draw:style-name="gr3" draw:text-style-name="P19" svg:width="16.338cm" svg:height="4.518cm" svg:x="0.834cm" svg:y="1.579cm"><draw:text-box><text:p>A monitoria desempenha um papel fundamental no processo educacional, especialmente em disciplinas técnicas como Programação de Scripts. Esta disciplina é uma base essencial para os estudantes de engenharia, pois introduz conceitos fundamentais de programação e lógica que são aplicáveis em diversas áreas da engenharia, desde automação até desenvolvimento de software. A monitoria oferece um ambiente adicional de aprendizado, onde os alunos podem esclarecer dúvidas, praticar habilidades e aprofundar seu entendimento sobre os temas abordados em sala de aula. Além disso, proporciona uma oportunidade para os alunos desenvolverem habilidades de resolução de problemas e pensamento lógico, competências essenciais para o sucesso em suas carreiras.</text:p></draw:text-box></draw:frame></text:p>
        <text:p text:style-name="P3"/>
        <text:p text:style-name="P13"><draw:frame text:anchor-type="paragraph" draw:z-index="9" draw:name="Forma7" draw:style-name="gr2" draw:text-style-name="P19" svg:width="15.855cm" svg:height="5.998cm" svg:x="0.988cm" svg:y="2.506cm"><draw:text-box><text:p/><text:p>Durante a semana a carga horária foi distribuída da seguinte maneira:</text:p><text:p><text:s/>- Revisão do conteúdo – 6 Horas</text:p><text:p><text:s/>- Resolução dos trabalhos semanais – 3 Horas</text:p><text:p><text:s/>- Atendimento presencial aos alunos – 3 Horas</text:p><text:p/><text:p>Durante as monitorias, utilizei os trabalhos semanais da disciplina para trabalhar o desenvolvimento do pensamento lógico computacional que o curso de programação script procura construir nos alunos. O resultado foi notável: demonstraram uma maturidade crescente na abordagem e resolução de problemas através da programação.</text:p></draw:text-box></draw:frame><draw:g text:anchor-type="char" draw:z-index="4" draw:name="Forma4" draw:style-name="gr9"><draw:rect draw:style-name="gr6" draw:text-style-name="P21" svg:width="17.382cm" svg:height="1.378cm" svg:x="1.91cm" svg:y="0.619cm"><text:p/></draw:rect><draw:path draw:style-name="gr7" draw:text-style-name="P22" svg:width="17.389cm" svg:height="7.207cm" svg:x="1.905cm" svg:y="1.993cm" svg:viewBox="0 0 17390 7208" svg:d="M0 9h17390M0 7201h17390M9 0v7208M17381 16v7192"><text:p/></draw:path><draw:custom-shape draw:style-name="gr10" draw:text-style-name="P24" svg:width="17.373cm" svg:height="1.373cm" svg:x="1.914cm" svg:y="0.619cm"><text:p text:style-name="P23"><text:span text:style-name="T29">3. ATIVIDADES DESENVOLVIDAS E RESULTADOS ALCANÇADOS </text:span><text:span text:style-name="T30">(Descrição de todas as atividades</text:span><text:span text:style-name="T34"> </text:span></text:p><text:p text:style-name="P23"><text:span text:style-name="T30">desenvolvidas, previstas inicialmente ou não no plano de atividades da monitoria. </text:span></text:p><text:p text:style-name="P23"><text:span text:style-name="T30">Além disso, faça uma</text:span><text:span text:style-name="T34"> </text:span><text:span text:style-name="T30">breve</text:span><text:span text:style-name="T32"> </text:span><text:span text:style-name="T30">descrição</text:span><text:span text:style-name="T35"> </text:span><text:span text:style-name="T30">dos</text:span><text:span text:style-name="T34"> </text:span><text:span text:style-name="T30">resultados</text:span><text:span text:style-name="T36"> </text:span><text:span text:style-name="T30">obtidos</text:span><text:span text:style-name="T34"> </text:span><text:span text:style-name="T30">para</text:span><text:span text:style-name="T32"> </text:span><text:span text:style-name="T30">os</text:span><text:span text:style-name="T32"> </text:span><text:span text:style-name="T30">estudantes atendidos.)</text:span></text:p><draw:enhanced-geometry draw:type="0"/></draw:custom-shape></draw:g></text:p>
      </text:section>
      <text:p text:style-name="P18"><draw:frame text:anchor-type="paragraph" draw:z-index="10" draw:name="Forma8" draw:style-name="gr1" draw:text-style-name="P19" svg:width="16.486cm" svg:height="4.97cm" svg:x="0.958cm" svg:y="0.995cm"><draw:text-box><text:p>A experiência da monitoria não apenas beneficia os alunos, mas também é incrivelmente valiosa para o próprio monitor. Ao assumir o papel de guia e facilitador, o monitor aprimora suas habilidades de comunicação, liderança e empatia. Além disso, ao explicar conceitos e auxiliar os alunos, o monitor solidifica seu próprio entendimento do assunto, consolidando seu conhecimento. A interação regular com os alunos também proporciona ao monitor insights únicos sobre diferentes estilos de aprendizagem e desafios comuns enfrentados pelos estudantes, o que pode enriquecer sua própria jornada educacional. Em suma, a experiência da monitoria é uma oportunidade de crescimento pessoal e profissional, que contribui não apenas para a comunidade acadêmica, mas também para o desenvolvimento individual do monitor.</text:p></draw:text-box></draw:frame><draw:g text:anchor-type="as-char" draw:z-index="5" draw:name="Forma5" draw:style-name="gr5"><draw:rect draw:style-name="gr6" draw:text-style-name="P21" svg:width="17.398cm" svg:height="0.78cm" svg:x="0.004cm" svg:y="0cm"><text:p/></draw:rect><draw:path draw:style-name="gr7" draw:text-style-name="P22" svg:width="17.405cm" svg:height="5.411cm" svg:x="0cm" svg:y="0.776cm" svg:viewBox="0 0 17406 5412" svg:d="M0 9h17406M0 5403h17406M9 0v5412M17397 18v5394"><text:p/></draw:path><draw:custom-shape draw:style-name="gr8" draw:text-style-name="P24" svg:width="17.389cm" svg:height="0.777cm" svg:x="0.007cm" svg:y="0cm"><text:p text:style-name="P23"><text:span text:style-name="T29">4. CONSIDERAÇÕES FINAIS </text:span><text:span text:style-name="T30">(Faça uma reflexão sobre o desenvolvimento da monitoria e a </text:span><text:span text:style-name="T30">importância</text:span><text:span text:style-name="T31"> </text:span></text:p><text:p text:style-name="P23"><text:span text:style-name="T30">dessa</text:span><text:span text:style-name="T32"> </text:span><text:span text:style-name="T30">atividade</text:span><text:span text:style-name="T33"> </text:span><text:span text:style-name="T30">para</text:span><text:span text:style-name="T34"> </text:span><text:span text:style-name="T30">sua</text:span><text:span text:style-name="T34"> </text:span><text:span text:style-name="T30">formação.)</text:span></text:p><draw:enhanced-geometry draw:type="0"/></draw:custom-shape></draw:g></text:p>
      <text:p text:style-name="P3"/>
      <text:p text:style-name="P3"/>
      <text:p text:style-name="P3"/>
      <text:p text:style-name="P3"/>
      <text:p text:style-name="P14"/>
      <text:p text:style-name="P6"><text:span text:style-name="T26">Uberlândia</text:span><text:span text:style-name="T25">,</text:span><text:span text:style-name="T14"> </text:span><text:span text:style-name="T15">1</text:span><text:span text:style-name="T16">5</text:span><text:span text:style-name="T27"> </text:span><text:span text:style-name="T25">de</text:span><text:span text:style-name="T27"> </text:span><text:span text:style-name="T28">abril</text:span><text:span text:style-name="T27"> </text:span><text:span text:style-name="T25">de</text:span><text:span text:style-name="T18"> </text:span><text:span text:style-name="T25">20</text:span><text:span text:style-name="T26">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draw:line text:anchor-type="char" draw:z-index="2" draw:name="Forma9" draw:style-name="gr12" draw:text-style-name="P22" svg:x1="2.828cm" svg:y1="0.446cm" svg:x2="18.172cm" svg:y2="0.446cm"><text:p/></draw:line></text:p>
      <text:p text:style-name="P16">MONITOR(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fo:language="pt" fo:country="PT" fo:font-weight="bold" style:font-name-asian="Verdana1" style:font-family-asian="Verdana" style:font-family-generic-asian="system" style:font-pitch-asian="variable" style:font-size-asian="9pt" style:language-asian="en" style:country-asian="US" style:font-weight-asian="bold" style:font-name-complex="Verdana1" style:font-family-complex="Verdana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8cm" fo:margin-bottom="0cm" loext:contextual-spacing="false" fo:text-indent="0cm" style:auto-text-indent="false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MT1" style:family="text">
      <style:text-properties style:font-name="Arial" fo:font-size="8pt" fo:letter-spacing="-0.005cm" fo:font-weight="bold" style:font-size-asian="8pt" style:font-weight-asian="bold"/>
    </style:style>
    <style:style style:name="MT2" style:family="text">
      <style:text-properties style:font-name="Arial MT" fo:font-size="8pt" style:font-size-asian="8pt"/>
    </style:style>
    <style:style style:name="MT3" style:family="text">
      <style:text-properties style:font-name="Arial" fo:font-size="8pt" fo:font-weight="bold" style:font-size-asian="8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752cm" fo:margin-bottom="0.997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1.341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5cm" fo:margin-bottom="0.997cm" fo:margin-left="1.729cm" fo:margin-right="1.446cm" style:writing-mode="lr-tb" style:layout-grid-color="#c0c0c0" style:layout-grid-lines="258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char" draw:z-index="0" draw:name="Forma1" draw:style-name="Mgr1" draw:text-style-name="MP2" svg:x1="1.162cm" svg:y1="28.219cm" svg:x2="19.835cm" svg:y2="28.219cm"><text:p/></draw:line><draw:frame draw:style-name="Mfr1" draw:name="Quadro1" text:anchor-type="char" svg:x="18.209cm" svg:y="28.949cm" svg:width="1.032cm" svg:height="0.388cm" draw:z-index="1"><draw:text-box><text:p text:style-name="MP3"><text:page-number text:select-page="current">1</text:page-number><text:span text:style-name="MT1"><text:s/></text:span><text:span text:style-name="MT2">de </text:span><text:span text:style-name="MT3">2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line text:anchor-type="char" draw:z-index="6" draw:name="Forma2" draw:style-name="Mgr1" draw:text-style-name="MP2" svg:x1="1.162cm" svg:y1="28.219cm" svg:x2="19.835cm" svg:y2="28.219cm"><text:p/></draw:line><draw:frame draw:style-name="Mfr1" draw:name="1" text:anchor-type="char" svg:x="18.209cm" svg:y="28.949cm" svg:width="1.032cm" svg:height="0.388cm" draw:z-index="7"><draw:text-box><text:p text:style-name="MP3"><text:page-number text:select-page="current">2</text:page-number><text:span text:style-name="MT1"><text:s/></text:span><text:span text:style-name="MT2">de </text:span><text:span text:style-name="MT3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tiago</meta:initial-creator>
    <meta:creation-date>2024-04-11T19:10:56</meta:creation-date>
    <dc:date>2024-04-15T15:29:53.733654799</dc:date>
    <meta:editing-duration>PT16M15S</meta:editing-duration>
    <meta:generator>LibreOffice/6.4.7.2$Linux_X86_64 LibreOffice_project/40$Build-2</meta:generator>
    <meta:editing-cycles>3</meta:editing-cycles>
    <meta:document-statistic meta:table-count="1" meta:image-count="0" meta:object-count="0" meta:page-count="2" meta:paragraph-count="14" meta:word-count="64" meta:character-count="419" meta:non-whitespace-character-count="368"/>
    <meta:user-defined meta:name="AppVersion">12.0000</meta:user-defined>
    <meta:user-defined meta:name="Created" meta:value-type="date">2023-08-01T00:00:00</meta:user-defined>
    <meta:user-defined meta:name="Creator">WPS 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4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